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9E7000059EC84B0B9D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0.682cm" draw:z-index="0"><draw:image xlink:href="Pictures/20000007000049E7000059EC84B0B9D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1$Win32 OpenOffice.org_project/4111m1$Build-9808</meta:generator>
    <dc:date>2022-06-12T15:46:10.47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